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d979" officeooo:paragraph-rsid="0011d979"/>
    </style:style>
    <style:style style:name="P2" style:family="paragraph" style:parent-style-name="Standard">
      <style:text-properties officeooo:rsid="0013c7fc" officeooo:paragraph-rsid="0013c7fc"/>
    </style:style>
    <style:style style:name="T1" style:family="text">
      <style:text-properties officeooo:rsid="0011d9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pringCSVHTTPparse</text:p>
      <text:p text:style-name="Standard">Spring project to perform HTTP GET request using parameters to extract rows from CSV</text:p>
      <text:p text:style-name="Standard"/>
      <text:p text:style-name="Standard">A web service, written in Java, that can perform an HTTP GET request on the provided CSV file at some endpoint. If parameters "start" and/or "count" are provided they must be accounted for.</text:p>
      <text:p text:style-name="Standard"/>
      <text:p text:style-name="Standard">Create a web service with an HTTP GET endpoint which results in the downloading of the contents of the file, data.csv, according to the HTTP specification (https://datatracker.ietf.org/doc/html/rfc9110). The endpoint should work as expected when interacting with a standard HTTP client.</text:p>
      <text:p text:style-name="Standard"/>
      <text:p text:style-name="Standard">Query string parameter support:</text:p>
      <text:p text:style-name="Standard"/>
      <text:p text:style-name="Standard">If the query string parameter "start" is provided, whose value is expected to be an integer, the download must start at that row number (not including the header row). For example, if the value of startRow is 2, the download should start at the second data row. If this parameter is not provided the service should start at the first data row. (ie the default is startRow = 1). If the query string parameter "count" is provided, whose value is expected to be an integer, the download must only contain that many rows (not including the header row). If this parameter is not provided the service should return all rows (taking into account the value of "start" if required). Accept header support:</text:p>
      <text:p text:style-name="Standard"/>
      <text:p text:style-name="Standard">If the HTTP "Accept" request header is provided on the request, and the value of that header is "application/json", the appropriate response must be made. This should work in conjunction with the query parameters. The use of open source libraries and tools is allowed.</text:p>
      <text:p text:style-name="Standard"/>
      <text:p text:style-name="Standard">Implementation considerations:</text:p>
      <text:p text:style-name="Standard"/>
      <text:p text:style-name="Standard">Are both success and error situations handled in a standard and consistent manner? If a much larger CSV file were provided, would the web service still function as designed? Would another developer be able to easily make fixes and changes to the web service? Would a developer or deployer be able to have confidence that the web service is functioning as expected? Would a deployer be able to easily run the web service?</text:p>
      <text:p text:style-name="Standard"/>
      <text:p text:style-name="Standard"/>
      <text:p text:style-name="Standard"/>
      <text:p text:style-name="Standard">Are both success and error situations handled in a standard and consistent manner? </text:p>
      <text:p text:style-name="P1">Success situations are consistent as the endpoint and “Accept” header and query parameters will result in the correct result. A Json format response and String response written to console respectively.</text:p>
      <text:p text:style-name="Standard"/>
      <text:p text:style-name="P1">Need to modify error handling in event of failure to read csv file………………………...</text:p>
      <text:p text:style-name="Standard"/>
      <text:p text:style-name="Standard">If a much larger CSV file were provided, would the web service still function as designed?</text:p>
      <text:p text:style-name="P1">Currently, the application attempts to load the CSV file to memory before parsing. Since the memory is a finite resource, a large enough CSV file will break the program.</text:p>
      <text:p text:style-name="Standard"><text:s/><text:span text:style-name="T1">To resolve this, it would be ideal to use streaming and “chunks” to parse the CSV file.</text:span></text:p>
      <text:p text:style-name="Standard"/>
      <text:p text:style-name="Standard">Would another developer be able to easily make fixes and changes to the web service?</text:p>
      <text:p text:style-name="P1">With the use of Spring and Maven, the project structure is well-understood by other Spring developers as it is standardized. By following clean code principles and utilizing easy-to-understand naming conventions, the code should be easy for another developer to debug and make changes to.</text:p>
      <text:p text:style-name="Standard"><text:soft-page-break/></text:p>
      <text:p text:style-name="Standard">Would a developer or deployer be able to have confidence that the web service is functioning as expected?</text:p>
      <text:p text:style-name="P1">The confidence that the web service is functioning as expected comes from my manual testing with the given dataset.</text:p>
      <text:p text:style-name="P1">To increase confidence levels, it would be advisable to introduce automated unit testing as further proof of a robust implementation.</text:p>
      <text:p text:style-name="Standard"/>
      <text:p text:style-name="Standard">Would a deployer be able to easily run the web service?</text:p>
      <text:p text:style-name="P2">Again, with the use of Spring boot to implement the given task, user will be able to run the project the “Spring boot way”. Standardized instructions will be easy to follow and can be found in the Read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1T18:04:51.197000000</meta:creation-date>
    <dc:date>2024-04-01T18:21:13.626000000</dc:date>
    <meta:editing-duration>PT5M16S</meta:editing-duration>
    <meta:editing-cycles>2</meta:editing-cycles>
    <meta:generator>LibreOffice/24.2.2.2$Windows_X86_64 LibreOffice_project/d56cc158d8a96260b836f100ef4b4ef25d6f1a01</meta:generator>
    <meta:document-statistic meta:table-count="0" meta:image-count="0" meta:object-count="0" meta:page-count="2" meta:paragraph-count="22" meta:word-count="616" meta:character-count="3715" meta:non-whitespace-character-count="3119"/>
  </office:meta>
</office:document-meta>
</file>